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0000" style:font-name="Times New Roman" fo:font-size="12pt" style:font-name-asian="Consolas" style:font-size-asian="12pt" style:font-name-complex="Consolas" style:font-size-complex="12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Times New Roman" fo:font-size="12pt" style:font-name-asian="Consolas" style:font-size-asian="12pt" style:font-name-complex="Consolas" style:font-size-complex="12pt"/>
    </style:style>
    <style:style style:name="T3" style:family="text">
      <style:text-properties fo:color="#007826" style:font-name="Consolas" fo:font-size="9.5pt"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MINDERS</text:p>
      <text:p text:style-name="Standard">====================//</text:p>
      <text:list xml:id="list4156948574388889659" text:style-name="L1">
        <text:list-item>
          <text:p text:style-name="P1">remember to update the version number for new patches.</text:p>
        </text:list-item>
        <text:list-item>
          <text:p text:style-name="P1">Dont worry about updating the script. ill replace it with a block eventually.</text:p>
        </text:list-item>
        <text:list-item>
          <text:p text:style-name="P1">CMU dictionary might be useful in the future but its not practical for space engineers; leave it commented.</text:p>
        </text:list-item>
        <text:list-item>
          <text:p text:style-name="P1">Try to remove dictionary words from the debugger.</text:p>
        </text:list-item>
        <text:list-item>
          <text:p text:style-name="P1">When the number of wrong format results (match / nonmatch) is not zero, just breakpoint the [<text:span text:style-name="T3">wrongFormatMatchers++;</text:span><text:span text:style-name="T1"> /</text:span><text:span text:style-name="T3"> wrongFormatNonMatchers++;</text:span><text:span text:style-name="T1">] </text:span><text:span text:style-name="T2">line to find exactly what regex search caused that. Simple!</text:span></text:p>
        </text:list-item>
        <text:list-item>
          <text:p text:style-name="P2">with the current repository, any changes to the mod that aren't a script file are not kept in sync with other work pcs. This means another work pc could publish to the workshop while erasing progress on sound files! This is extremely dangerous so make sure you sync all the work PCs after sound file/data file changes. Sync by copying over the soft copy folder of the mod in appda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09T12:23:49.28</dc:date>
    <dc:creator>hi hi</dc:creator>
    <meta:generator>OpenOffice/4.1.2$Win32 OpenOffice.org_project/412m3$Build-9782</meta:generator>
    <meta:editing-duration>PT14M47S</meta:editing-duration>
    <meta:editing-cycles>19</meta:editing-cycles>
    <meta:document-statistic meta:table-count="0" meta:image-count="0" meta:object-count="0" meta:page-count="1" meta:paragraph-count="8" meta:word-count="155" meta:character-count="912"/>
  </office:meta>
</office:document-meta>
</file>